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DejaVu Sans"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DejaVu Sans"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DejaVu Sans"/>
    </style:style>
    <style:style style:name="P4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 fo:language="en" fo:country="US" fo:font-weight="normal" style:font-weight-asian="normal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weight="normal" style:font-weight-asian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 fo:break-before="pag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DejaVu Sans" fo:font-size="24pt" fo:font-weight="bold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DejaVu Sans" fo:font-size="20pt" fo:font-weight="bold" style:font-size-asian="20pt" style:font-size-complex="20pt"/>
    </style:style>
    <style:style style:name="P11" style:family="paragraph" style:parent-style-name="Text_20_body">
      <style:paragraph-properties fo:text-align="justify" style:justify-single-word="false" fo:break-before="page"/>
      <style:text-properties style:font-name="DejaVu Sans" fo:font-weight="bold" style:font-weight-asian="bold" style:font-weight-complex="bold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DejaVu Sans" fo:font-weight="normal" style:font-weight-asian="normal" style:font-weight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 fo:break-before="page"/>
      <style:text-properties style:font-name="DejaVu Sans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ext_20_body" style:list-style-name="L2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style:font-name="DejaVu Sans"/>
    </style:style>
    <style:style style:name="P17" style:family="paragraph" style:parent-style-name="Text_20_body" style:list-style-name="L1">
      <style:paragraph-properties fo:margin-left="0.4925in" fo:margin-right="0in" fo:text-align="justify" style:justify-single-word="false" fo:text-indent="-0.25in" style:auto-text-indent="fals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 fo:language="en" fo:country="US" fo:font-weight="normal" style:font-weight-asian="normal" style:font-weight-complex="normal"/>
    </style:style>
    <style:style style:name="P19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/>
    </style:style>
    <style:style style:name="P20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DejaVu Sans" fo:font-weight="normal" style:font-weight-asian="normal" style:font-weight-complex="normal"/>
    </style:style>
    <style:style style:name="P21" style:family="paragraph" style:parent-style-name="Text_20_body">
      <style:paragraph-properties fo:margin-left="0.4925in" fo:margin-right="0in" fo:text-align="justify" style:justify-single-word="false" fo:text-indent="0in" style:auto-text-indent="false"/>
    </style:style>
    <style:style style:name="P22" style:family="paragraph" style:parent-style-name="Text_20_body">
      <style:paragraph-properties fo:text-align="justify" style:justify-single-word="false" fo:break-before="page"/>
      <style:text-properties style:font-name="DejaVu Sans" fo:font-weight="bold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DejaVu Sans" fo:font-size="24pt" fo:font-weight="bold" style:font-size-asian="24pt" style:font-size-complex="24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T12" style:family="text">
      <style:text-properties fo:font-weight="normal"/>
    </style:style>
    <style:style style:name="T13" style:family="text">
      <style:text-properties style:font-style-asian="normal"/>
    </style:style>
    <style:style style:name="T14" style:family="text">
      <style:text-properties style:font-weight-asian="normal"/>
    </style:style>
    <style:style style:name="T15" style:family="text">
      <style:text-properties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Courier New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>MC930A - Computação Gráfica </text:p>
      <text:p text:style-name="P9">Prof: Helio Pedrini</text:p>
      <text:p text:style-name="P9"/>
      <text:p text:style-name="P9"/>
      <text:p text:style-name="P9"/>
      <text:p text:style-name="P9"/>
      <text:p text:style-name="P9"/>
      <text:p text:style-name="P9">Trabalho 2</text:p>
      <text:p text:style-name="P9"/>
      <text:p text:style-name="P9"/>
      <text:p text:style-name="P10"/>
      <text:p text:style-name="P10">Entrega: 05/10/2009</text:p>
      <text:p text:style-name="P9"/>
      <text:p text:style-name="P9"/>
      <text:p text:style-name="P9"/>
      <text:p text:style-name="P9"/>
      <text:p text:style-name="P10">Aluno: Gustavo Serra Scalet</text:p>
      <text:p text:style-name="P10">RA: 061358</text:p>
      <text:p text:style-name="P11">Introdução:</text:p>
      <text:p text:style-name="P2"/>
      <text:p text:style-name="P2">Esse exercício, descrito no documento<text:span text:style-name="T7">1</text:span>, teve o objetivo de construirmos objetos complexos com primitivas simples do OpenGL. Utilizamos o formato Wavefront OBJ como descrição desses objetos complexos.</text:p>
      <text:p text:style-name="P2">A minha implementação foi feita em Python pois é uma linguagem a qual eu possuo maior experiência e satisfação em programar. A prototipagem do trabalho foi rápida e a maior dificuldade encontrada foi entender como construir as diferentes visualizações do objeto. Felizmente, como o código está bem modularizado, foi muito fácil construir as novas visualizações depois de uma básica.</text:p>
      <text:p text:style-name="P11">Comandos (exibidos na inicialização do programa):</text:p>
      <text:p text:style-name="P2"/>
      <text:p text:style-name="P2">Gerais:</text:p>
      <text:p text:style-name="P4">ESC key: Quit.</text:p>
      <text:p text:style-name="P4">SPACE key: Switches the view.</text:p>
      <text:p text:style-name="P4"/>
      <text:p text:style-name="P5">Transformação de escala:</text:p>
      <text:p text:style-name="P4">+ key: Makes the object bigger.</text:p>
      <text:p text:style-name="P4">- key: Makes the object smaller.</text:p>
      <text:p text:style-name="P5"/>
      <text:p text:style-name="P5">Transformação de translação:</text:p>
      <text:p text:style-name="P4">ARROW keys: Moves the object.</text:p>
      <text:p text:style-name="P5"/>
      <text:p text:style-name="P5">Transformação de rotação:</text:p>
      <text:p text:style-name="P4">R key: +Rolls the object (through the X axis).</text:p>
      <text:p text:style-name="P4">r key: -Rolls the object (through the X axis).</text:p>
      <text:p text:style-name="P4">Y key: +Yaws the object (through the Y axis).</text:p>
      <text:p text:style-name="P4">y key: -Yaws the object (through the Y axis).</text:p>
      <text:p text:style-name="P4">P key: +Piches <text:s/>the object (through the Z axis).</text:p>
      <text:p text:style-name="P4">p key: -Piches the object (through the Z axis).</text:p>
      <text:p text:style-name="P1"/>
      <text:p text:style-name="P1"/>
      <text:p text:style-name="P1"/>
      <text:p text:style-name="P11">Descrição alto-nível das novas funções utilizadas nesse exercício</text:p>
      <text:p text:style-name="P3"><text:span text:style-name="T6"/></text:p>
      <text:p text:style-name="P3">glPolygonMode()</text:p>
      <text:p text:style-name="P19"><text:span text:style-name="T6">Possibilitou a pintura de apenas faces ocultas ou visíveis, sendo assim foi muito útil para construir a visualização da silhueta do objeto, uma vez que os polígonos da intersecção desses conjuntos formam o desejado desenho.</text:span></text:p>
      <text:p text:style-name="P19"><text:span text:style-name="T6"/></text:p>
      <text:p text:style-name="P3">glBegin() e glEnd()</text:p>
      <text:p text:style-name="P19"><text:span text:style-name="T6">Através desses comandos e os argumentos GL_LINE_STRIP, GL_TRIANGLES e <text:s/>GL_POLYGON podemos fazer linhas, polígonos com uma só cor e com colorização suave, respectivamente. Essas formas foram as bases para realizarmos as 6 visualizações propostas. É usado juntamente glVertex e glNormal</text:span></text:p>
      <text:p text:style-name="P19"><text:span text:style-name="T6"/></text:p>
      <text:p text:style-name="P5"><text:span text:style-name="T6">glLineWidth()</text:span></text:p>
      <text:p text:style-name="P20"><text:span text:style-name="T6">Essa função nos permitiu configurar a linha mais grossa para que seje mais facilmente visível a silhueta (quando desenhada)</text:span></text:p>
      <text:p text:style-name="P20"><text:span text:style-name="T6"/></text:p>
      <text:p text:style-name="P5"><text:span text:style-name="T6">crossProduct(v1,v2) e getVectorFrom2Vertices(v1,v2)</text:span></text:p>
      <text:p text:style-name="P20"><text:span text:style-name="T6">Funções desenvolvidas por mim para realizar o produto vetorial entre dois vetores do R</text:span><text:span text:style-name="T8">3</text:span><text:span text:style-name="T6"> e para gerar um vetor dado dois pontos, v1 e v2 (a função faz v2 – v1 e retira o vetor resultante dessa operação para cada coordenada).</text:span></text:p>
      <text:p text:style-name="P21"><text:span text:style-name="T2">Através dessas funções foi possível obter a normal de uma face do triangulo, pois é tão somente o produto vetorial de dois vetores formado pelos seus 3 pontos (ponto 1 com o 2 e ponto 2 com o 3)</text:span></text:p>
      <text:p text:style-name="P8">Especificidades da minha solução</text:p>
      <text:p text:style-name="P7"><text:span text:style-name="T2"/></text:p>
      <text:list xml:id="list312677868" text:style-name="L1">
        <text:list-item>
          <text:p text:style-name="P17">O menu é impresso na saída padrão.</text:p>
        </text:list-item>
        <text:list-item>
          <text:p text:style-name="P17">O parser do OBJ é restrito ao tipo simplificado fornecido pelos arquivos de exemplo.</text:p>
        </text:list-item>
        <text:list-item>
          <text:p text:style-name="P17">O arquivo OBJ a ser interpretado deve ser passado pelo argv oriundo da execução do binário principal (exercicio2.py), sendo assim, interprete o script como: <text:span text:style-name="T17">python exercicio2.py examples/cube.obj</text:span>, por exemplo.</text:p>
        </text:list-item>
      </text:list>
      <text:p text:style-name="P8">Limitações:</text:p>
      <text:p text:style-name="P6"/>
      <text:list xml:id="list879235870" text:style-name="L2">
        <text:list-item>
          <text:p text:style-name="P15"><text:span text:style-name="T2">A função de escala não está se comportando adequadamente, porém essa não era uma exigência dessa tarefa.</text:span></text:p>
        </text:list-item>
        <text:list-item>
          <text:p text:style-name="P15"><text:span text:style-name="T2">A visualização silhueta + sombreamento pode aparecer conflito de polígonos quando girada sobre alguns ângulos específicos. Isso acontece porque, internamente para o OpenGL, há dois polígonos ocupando aproximadamente o mesmo espaço, com isso eles interagem entre si de maneira não natural, dando uma visualização irreal ao objeto.</text:span></text:p>
        </text:list-item>
      </text:list>
      <text:p text:style-name="P8">Referências:</text:p>
      <text:p text:style-name="P6"/>
      <text:p text:style-name="P7">1 - http://www.ic.unicamp.br/~helio/disciplinas/MC930/trabalho2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Bitstream Vera Sans" style:font-size-asian="12pt" style:language-asian="ja" style:country-asian="JP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20:40:56</meta:creation-date>
    <dc:date>2009-10-05T23:06:31</dc:date>
    <meta:editing-duration>PT02H26M48S</meta:editing-duration>
    <meta:editing-cycles>10</meta:editing-cycles>
    <meta:generator>OpenOffice.org/3.1$Linux OpenOffice.org_project/310m19$Build-9420</meta:generator>
    <meta:document-statistic meta:table-count="0" meta:image-count="0" meta:object-count="0" meta:page-count="7" meta:paragraph-count="44" meta:word-count="517" meta:character-count="3347"/>
  </office:meta>
</office:document-meta>
</file>